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1"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BZCHN</text:p>
          </table:table-cell>
          <table:table-cell table:style-name="ce3" office:value-type="string" calcext:value-type="string">
            <text:p>Typ</text:p>
          </table:table-cell>
          <table:table-cell table:style-name="ce1" office:value-type="string" calcext:value-type="string">
            <text:p>Anmerk</text:p>
          </table:table-cell>
          <table:table-cell table:style-name="ce1" office:value-type="string" calcext:value-type="string">
            <text:p>DMmax</text:p>
          </table:table-cell>
          <table:table-cell table:style-name="ce1" office:value-type="string" calcext:value-type="string">
            <text:p>Dmpro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03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K 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 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2"/>
          <table:table-cell office:value-type="string" calcext:value-type="string">
            <text:p>rauh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Holzabdruck?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nsatz Bzchn. mit Kreis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innen GF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rz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 rauh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F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 rau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arz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chbode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Holzmaserung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zchn.?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3" calcext:value-type="float">
            <text:p>1230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82" calcext:value-type="float">
            <text:p>123048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GF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nsatz kreisförmiges Bodenzeiche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GF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5" calcext:value-type="float">
            <text:p>12304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2"/>
          <table:table-cell office:value-type="string" calcext:value-type="string">
            <text:p>Ansatz Bodenzeichen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rk errodier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rauh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überfeuer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50" calcext:value-type="float">
            <text:p>123045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-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6-8</text:p>
          </table:table-cell>
          <table:table-cell office:value-type="string" calcext:value-type="string">
            <text:p>20-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joint zu RS 56IV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nsatz Bodenzeichen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nsatz Bodenzeiche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arz </text:p>
          </table:table-cell>
          <table:table-cell table:number-columns-repeated="2"/>
          <table:table-cell table:number-columns-repeated="2" office:value-type="string" calcext:value-type="string">
            <text:p>GF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ch- oder Holzabdruck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nsatz Bodenzeiche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überbrann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ttelteil Kreuz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 Speiche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arz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denzeichen ähnlich Zchng. 58XV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nsatz Kreis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table:number-columns-repeated="3"/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denzeichen mit Kreuzform und Mittelpunk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.1" calcext:value-type="float">
            <text:p>7,1</text:p>
          </table:table-cell>
          <table:table-cell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uren des Bodenzeichens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nsatz eines großen Kreises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72" calcext:value-type="float">
            <text:p>123047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3" calcext:value-type="float">
            <text:p>123039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ttelteil Ansatz kreis u. Speiche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i/a glattgestrichen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lat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nsatz Speiche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ttelteil Bodenzeiche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überbrann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4" calcext:value-type="float">
            <text:p>123044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56" calcext:value-type="float">
            <text:p>1230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5" calcext:value-type="float">
            <text:p>12304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ttelteil, BZCHN ähnlich 6sVIII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glatte Standfläche</text:p>
          </table:table-cell>
          <table:table-cell office:value-type="float" office:value="9.5" calcext:value-type="float">
            <text:p>9,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glatte Standfläche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wohl joint zu 68XV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e 68IX</text:p>
          </table:table-cell>
          <table:table-cell office:value-type="float" office:value="9.3" calcext:value-type="float">
            <text:p>9,3</text:p>
          </table:table-cell>
          <table:table-cell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Holzabdruc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Textilabdruck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glat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uhe 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34" calcext:value-type="float">
            <text:p>1230234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57" calcext:value-type="float">
            <text:p>123045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odenkanten Rauhwan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50" calcext:value-type="float">
            <text:p>12302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.00.0000</text:date>, <text:time style:data-style-name="N2" text:time-value="09:57:13.33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53:55.606000000</meta:creation-date>
    <dc:date>2018-11-24T15:27:25.060000000</dc:date>
    <meta:editing-duration>PT19H37M27S</meta:editing-duration>
    <meta:editing-cycles>55</meta:editing-cycles>
    <meta:generator>LibreOffice/5.1.6.2$Windows_x86 LibreOffice_project/07ac168c60a517dba0f0d7bc7540f5afa45f0909</meta:generator>
    <meta:document-statistic meta:table-count="1" meta:cell-count="1052" meta:object-count="0"/>
  </office:meta>
</office:document-meta>
</file>